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1e0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0, ,&lt;,00 <text:s text:c="4"/>10,c,&lt;,10 <text:s text:c="4"/>11, ,&gt;,11 <text:s text:c="4"/>22,0,&lt;,20 <text:s text:c="4"/>30,a,0,30</text:p>
      <text:p text:style-name="Standard">00,0,c,01 <text:s text:c="4"/>10,d,&lt;,10 <text:s text:c="4"/>11,0,&gt;,12 <text:s text:c="4"/>20, ,&gt;,23 <text:s text:c="4"/>30,b,1,30</text:p>
      <text:p text:style-name="Standard">00,1,d,01 <text:s text:c="4"/>10,a,&lt;,10 <text:s text:c="4"/>11,1,&gt;,12 <text:s text:c="4"/>23,0,1,23 <text:s text:c="4"/>30,c,0,30</text:p>
      <text:p text:style-name="Standard">01,c,&gt;,01 <text:s text:c="4"/>10,b,&lt;,10 <text:s text:c="4"/>12,0,&gt;,12 <text:s text:c="4"/>23,1,&gt;,24 <text:s text:c="4"/>30,d,1,30</text:p>
      <text:p text:style-name="Standard">01,d,&gt;,01 <text:s text:c="4"/>10,0,a,11 <text:s text:c="4"/>12,1,&gt;,12 <text:s text:c="4"/>24,0,&gt;,24 <text:s text:c="4"/>30,0,&gt;,30</text:p>
      <text:p text:style-name="Standard">01, ,&gt;,02 <text:s text:c="4"/>10,1,b,11 <text:s text:c="4"/>12, ,&lt;,20 <text:s text:c="4"/>24, ,0,21 <text:s text:c="4"/>30,1,&gt;,30</text:p>
      <text:p text:style-name="Standard">02, ,0,02 <text:s text:c="4"/>11,a,&gt;,11 <text:s text:c="4"/>10, ,&gt;,30 <text:s text:c="4"/>21,0,&lt;,21 <text:s text:c="4"/>30, ,&gt;,31</text:p>
      <text:p text:style-name="Standard">02,0,&lt;,03 <text:s text:c="4"/>11,b,&gt;,11 <text:s text:c="18"/>21,1,&lt;,21 <text:s text:c="4"/>31,0,&gt;,31</text:p>
      <text:p text:style-name="Standard"><text:s text:c="14"/>11,c,&gt;,11 <text:s text:c="4"/>20,0,1,21 <text:s text:c="4"/>21, ,&lt;,10 <text:s text:c="4"/>31,1,&gt;,31</text:p>
      <text:p text:style-name="Standard">03, ,&lt;,10 <text:s text:c="4"/>11,d,&gt;,11 <text:s text:c="4"/>20,1,0,22 <text:s text:c="18"/>31, , ,31</text:p>
      <text:p text:style-name="Standard"><text:s/>1 <text:s text:c="75"/>=&gt;</text:p>
      <text:p text:style-name="Standard"><text:s/>d <text:s text:c="75"/>=&gt;</text:p>
      <text:p text:style-name="Standard"><text:s/>d 0 <text:s text:c="73"/>=&gt;</text:p>
      <text:p text:style-name="Standard"><text:s/>1 0 <text:s text:c="73"/>=&gt;</text:p>
      <text:p text:style-name="Standard"><text:s/>1 0</text:p>
      <text:p text:style-name="Standard">Machine stopped successfully</text:p>
      <text:p text:style-name="Standard"><text:s/>10 <text:s text:c="74"/>=&gt;</text:p>
      <text:p text:style-name="Standard"><text:s/>1c <text:s text:c="74"/>=&gt;</text:p>
      <text:p text:style-name="Standard"><text:s/>1c 0 <text:s text:c="72"/>=&gt;</text:p>
      <text:p text:style-name="Standard"><text:s/>bc 0 <text:s text:c="72"/>=&gt;</text:p>
      <text:p text:style-name="Standard"><text:s/>bc 1 <text:s text:c="72"/>=&gt;</text:p>
      <text:p text:style-name="Standard"><text:s/>1c 1 <text:s text:c="72"/>=&gt;</text:p>
      <text:p text:style-name="Standard"><text:s/>10 1 <text:s text:c="72"/>=&gt;</text:p>
      <text:p text:style-name="Standard"><text:s/>10 1</text:p>
      <text:p text:style-name="Standard">Machine stopped successfully</text:p>
      <text:p text:style-name="Standard"><text:s/>11 <text:s text:c="74"/>=&gt;</text:p>
      <text:p text:style-name="Standard"><text:s/>1d <text:s text:c="74"/>=&gt;</text:p>
      <text:p text:style-name="Standard"><text:s/>1d 0 <text:s text:c="72"/>=&gt;</text:p>
      <text:p text:style-name="Standard"><text:s/>bd 0 <text:s text:c="72"/>=&gt;</text:p>
      <text:p text:style-name="Standard"><text:s/>bd 1 <text:s text:c="72"/>=&gt;</text:p>
      <text:p text:style-name="Standard"><text:s/>1d 1 <text:s text:c="72"/>=&gt;</text:p>
      <text:p text:style-name="Standard"><text:s/>11 1 <text:s text:c="72"/>=&gt;</text:p>
      <text:p text:style-name="Standard"><text:s/>11 1</text:p>
      <text:p text:style-name="Standard">Machine stopped successfully</text:p>
      <text:p text:style-name="Standard"><text:s/>101 <text:s text:c="73"/>=&gt;</text:p>
      <text:p text:style-name="Standard"><text:s/>10d <text:s text:c="73"/>=&gt;</text:p>
      <text:p text:style-name="Standard"><text:s/>10d 0 <text:s text:c="71"/>=&gt;</text:p>
      <text:p text:style-name="Standard"><text:s/>1ad 0 <text:s text:c="71"/>=&gt;</text:p>
      <text:p text:style-name="Standard"><text:s/>1ad 1 <text:s text:c="71"/>=&gt;</text:p>
      <text:p text:style-name="Standard"><text:s/>bad 1 <text:s text:c="71"/>=&gt;</text:p>
      <text:p text:style-name="Standard"><text:s/>bad 0 <text:s text:c="71"/>=&gt;</text:p>
      <text:p text:style-name="Standard"><text:s/>bad 1 <text:s text:c="71"/>=&gt;</text:p>
      <text:p text:style-name="Standard"><text:s/>bad 10 <text:s text:c="70"/>=&gt;</text:p>
      <text:p text:style-name="Standard"><text:s/>1ad 10 <text:s text:c="70"/>=&gt;</text:p>
      <text:p text:style-name="Standard"><text:s/>10d 10 <text:s text:c="70"/>=&gt;</text:p>
      <text:p text:style-name="Standard"><text:s/>101 10 <text:s text:c="70"/>=&gt;</text:p>
      <text:p text:style-name="Standard"><text:s/>101 10</text:p>
      <text:p text:style-name="Standard">Machine stopped successfully</text:p>
      <text:p text:style-name="Standard"><text:s/>100110 <text:s text:c="70"/>=&gt;</text:p>
      <text:p text:style-name="Standard"><text:s/>10011c <text:s text:c="70"/>=&gt;</text:p>
      <text:p text:style-name="Standard"><text:s/>10011c 0 <text:s text:c="68"/>=&gt;</text:p>
      <text:p text:style-name="Standard"><text:s/>1001bc 0 <text:s text:c="68"/>=&gt;</text:p>
      <text:p text:style-name="Standard"><text:soft-page-break/><text:s/>1001bc 1 <text:s text:c="68"/>=&gt;</text:p>
      <text:p text:style-name="Standard"><text:s/>100bbc 1 <text:s text:c="68"/>=&gt;</text:p>
      <text:p text:style-name="Standard"><text:s/>100bbc 0 <text:s text:c="68"/>=&gt;</text:p>
      <text:p text:style-name="Standard"><text:s/>100bbc 1 <text:s text:c="68"/>=&gt;</text:p>
      <text:p text:style-name="Standard"><text:s/>100bbc 10 <text:s text:c="67"/>=&gt;</text:p>
      <text:p text:style-name="Standard"><text:s/>10abbc 10 <text:s text:c="67"/>=&gt;</text:p>
      <text:p text:style-name="Standard"><text:s/>10abbc 11 <text:s text:c="67"/>=&gt;</text:p>
      <text:p text:style-name="Standard"><text:s/>1aabbc 11 <text:s text:c="67"/>=&gt;</text:p>
      <text:p text:style-name="Standard"><text:s/>1aabbc 10 <text:s text:c="67"/>=&gt;</text:p>
      <text:p text:style-name="Standard"><text:s/>1aabbc 00 <text:s text:c="67"/>=&gt;</text:p>
      <text:p text:style-name="Standard"><text:s/>1aabbc 10 <text:s text:c="67"/>=&gt;</text:p>
      <text:p text:style-name="Standard"><text:s/>1aabbc 100 <text:s text:c="66"/>=&gt;</text:p>
      <text:p text:style-name="Standard"><text:s/>baabbc 100 <text:s text:c="66"/>=&gt;</text:p>
      <text:p text:style-name="Standard"><text:s/>baabbc 101 <text:s text:c="66"/>=&gt;</text:p>
      <text:p text:style-name="Standard"><text:s/>1aabbc 101 <text:s text:c="66"/>=&gt;</text:p>
      <text:p text:style-name="Standard"><text:s/>10abbc 101 <text:s text:c="66"/>=&gt;</text:p>
      <text:p text:style-name="Standard"><text:s/>100bbc 101 <text:s text:c="66"/>=&gt;</text:p>
      <text:p text:style-name="Standard"><text:s/>1001bc 101 <text:s text:c="66"/>=&gt;</text:p>
      <text:p text:style-name="Standard"><text:s/>10011c 101 <text:s text:c="66"/>=&gt;</text:p>
      <text:p text:style-name="Standard"><text:s/>100110 101 <text:s text:c="66"/>=&gt;</text:p>
      <text:p text:style-name="Standard"><text:s/>100110 101</text:p>
      <text:p text:style-name="Standard">Machine stopped successfully</text:p>
      <text:p text:style-name="Standard"><text:s/>1011110111 <text:s text:c="66"/>=&gt;</text:p>
      <text:p text:style-name="Standard"><text:s/>101111011d <text:s text:c="66"/>=&gt;</text:p>
      <text:p text:style-name="Standard"><text:s/>101111011d 0 <text:s text:c="64"/>=&gt;</text:p>
      <text:p text:style-name="Standard"><text:s/>10111101bd 0 <text:s text:c="64"/>=&gt;</text:p>
      <text:p text:style-name="Standard"><text:s/>10111101bd 1 <text:s text:c="64"/>=&gt;</text:p>
      <text:p text:style-name="Standard"><text:s/>1011110bbd 1 <text:s text:c="64"/>=&gt;</text:p>
      <text:p text:style-name="Standard"><text:s/>1011110bbd 0 <text:s text:c="64"/>=&gt;</text:p>
      <text:p text:style-name="Standard"><text:s/>1011110bbd 1 <text:s text:c="64"/>=&gt;</text:p>
      <text:p text:style-name="Standard"><text:s/>1011110bbd 10 <text:s text:c="63"/>=&gt;</text:p>
      <text:p text:style-name="Standard"><text:s/>101111abbd 10 <text:s text:c="63"/>=&gt;</text:p>
      <text:p text:style-name="Standard"><text:s/>101111abbd 11 <text:s text:c="63"/>=&gt;</text:p>
      <text:p text:style-name="Standard"><text:s/>10111babbd 11 <text:s text:c="63"/>=&gt;</text:p>
      <text:p text:style-name="Standard"><text:s/>10111babbd 10 <text:s text:c="63"/>=&gt;</text:p>
      <text:p text:style-name="Standard"><text:s/>10111babbd 00 <text:s text:c="63"/>=&gt;</text:p>
      <text:p text:style-name="Standard"><text:s/>10111babbd 10 <text:s text:c="63"/>=&gt;</text:p>
      <text:p text:style-name="Standard"><text:s/>10111babbd 100 <text:s text:c="62"/>=&gt;</text:p>
      <text:p text:style-name="Standard"><text:s/>1011bbabbd 100 <text:s text:c="62"/>=&gt;</text:p>
      <text:p text:style-name="Standard"><text:s/>1011bbabbd 101 <text:s text:c="62"/>=&gt;</text:p>
      <text:p text:style-name="Standard"><text:s/>101bbbabbd 101 <text:s text:c="62"/>=&gt;</text:p>
      <text:p text:style-name="Standard"><text:s/>101bbbabbd 100 <text:s text:c="62"/>=&gt;</text:p>
      <text:p text:style-name="Standard"><text:s/>101bbbabbd 110 <text:s text:c="62"/>=&gt;</text:p>
      <text:p text:style-name="Standard"><text:s/>10bbbbabbd 110 <text:s text:c="62"/>=&gt;</text:p>
      <text:p text:style-name="Standard"><text:s/>10bbbbabbd 111 <text:s text:c="62"/>=&gt;</text:p>
      <text:p text:style-name="Standard"><text:s/>1abbbbabbd 111 <text:s text:c="62"/>=&gt;</text:p>
      <text:p text:style-name="Standard"><text:s/>1abbbbabbd 110 <text:s text:c="62"/>=&gt;</text:p>
      <text:p text:style-name="Standard"><text:s/>1abbbbabbd 100 <text:s text:c="62"/>=&gt;</text:p>
      <text:p text:style-name="Standard"><text:s/>1abbbbabbd 000 <text:s text:c="62"/>=&gt;</text:p>
      <text:p text:style-name="Standard"><text:s/>1abbbbabbd 100 <text:s text:c="62"/>=&gt;</text:p>
      <text:p text:style-name="Standard"><text:s/>1abbbbabbd 1000 <text:s text:c="61"/>=&gt;</text:p>
      <text:p text:style-name="Standard"><text:s/>babbbbabbd 1000 <text:s text:c="61"/>=&gt;</text:p>
      <text:p text:style-name="Standard"><text:soft-page-break/><text:s/>babbbbabbd 1001 <text:s text:c="61"/>=&gt;</text:p>
      <text:p text:style-name="Standard"><text:s/>1abbbbabbd 1001 <text:s text:c="61"/>=&gt;</text:p>
      <text:p text:style-name="Standard"><text:s/>10bbbbabbd 1001 <text:s text:c="61"/>=&gt;</text:p>
      <text:p text:style-name="Standard"><text:s/>101bbbabbd 1001 <text:s text:c="61"/>=&gt;</text:p>
      <text:p text:style-name="Standard"><text:s/>1011bbabbd 1001 <text:s text:c="61"/>=&gt;</text:p>
      <text:p text:style-name="Standard"><text:s/>10111babbd 1001 <text:s text:c="61"/>=&gt;</text:p>
      <text:p text:style-name="Standard"><text:s/>101111abbd 1001 <text:s text:c="61"/>=&gt;</text:p>
      <text:p text:style-name="Standard"><text:s/>1011110bbd 1001 <text:s text:c="61"/>=&gt;</text:p>
      <text:p text:style-name="Standard"><text:s/>10111101bd 1001 <text:s text:c="61"/>=&gt;</text:p>
      <text:p text:style-name="Standard"><text:s/>101111011d 1001 <text:s text:c="61"/>=&gt;</text:p>
      <text:p text:style-name="Standard"><text:s/>1011110111 1001 <text:s text:c="61"/>=&gt;</text:p>
      <text:p text:style-name="Standard"><text:s/>1011110111 1001</text:p>
      <text:p text:style-name="Standard">Machine stopped successfully</text:p>
      <text:p text:style-name="Standard"><text:s/>1110000101011101111110011011 <text:s text:c="48"/>=&gt;</text:p>
      <text:p text:style-name="Standard"><text:s/>111000010101110111111001101d <text:s text:c="48"/>=&gt;</text:p>
      <text:p text:style-name="Standard"><text:s/>111000010101110111111001101d 0 <text:s text:c="46"/>=&gt;</text:p>
      <text:p text:style-name="Standard"><text:s/>11100001010111011111100110bd 0 <text:s text:c="46"/>=&gt;</text:p>
      <text:p text:style-name="Standard"><text:s/>11100001010111011111100110bd 1 <text:s text:c="46"/>=&gt;</text:p>
      <text:p text:style-name="Standard"><text:s/>1110000101011101111110011abd 1 <text:s text:c="46"/>=&gt;</text:p>
      <text:p text:style-name="Standard"><text:s/>1110000101011101111110011abd 0 <text:s text:c="46"/>=&gt;</text:p>
      <text:p text:style-name="Standard"><text:s/>1110000101011101111110011abd 1 <text:s text:c="46"/>=&gt;</text:p>
      <text:p text:style-name="Standard"><text:s/>1110000101011101111110011abd 10 <text:s text:c="45"/>=&gt;</text:p>
      <text:p text:style-name="Standard"><text:s/>111000010101110111111001babd 10 <text:s text:c="45"/>=&gt;</text:p>
      <text:p text:style-name="Standard"><text:s/>111000010101110111111001babd 11 <text:s text:c="45"/>=&gt;</text:p>
      <text:p text:style-name="Standard"><text:s/>11100001010111011111100bbabd 11 <text:s text:c="45"/>=&gt;</text:p>
      <text:p text:style-name="Standard"><text:s/>11100001010111011111100bbabd 10 <text:s text:c="45"/>=&gt;</text:p>
      <text:p text:style-name="Standard"><text:s/>11100001010111011111100bbabd 00 <text:s text:c="45"/>=&gt;</text:p>
      <text:p text:style-name="Standard"><text:s/>11100001010111011111100bbabd 10 <text:s text:c="45"/>=&gt;</text:p>
      <text:p text:style-name="Standard"><text:s/>11100001010111011111100bbabd 100 <text:s text:c="44"/>=&gt;</text:p>
      <text:p text:style-name="Standard"><text:s/>1110000101011101111110abbabd 100 <text:s text:c="44"/>=&gt;</text:p>
      <text:p text:style-name="Standard"><text:s/>1110000101011101111110abbabd 101 <text:s text:c="44"/>=&gt;</text:p>
      <text:p text:style-name="Standard"><text:s/>111000010101110111111aabbabd 101 <text:s text:c="44"/>=&gt;</text:p>
      <text:p text:style-name="Standard"><text:s/>111000010101110111111aabbabd 100 <text:s text:c="44"/>=&gt;</text:p>
      <text:p text:style-name="Standard"><text:s/>111000010101110111111aabbabd 110 <text:s text:c="44"/>=&gt;</text:p>
      <text:p text:style-name="Standard"><text:s/>11100001010111011111baabbabd 110 <text:s text:c="44"/>=&gt;</text:p>
      <text:p text:style-name="Standard"><text:s/>11100001010111011111baabbabd 111 <text:s text:c="44"/>=&gt;</text:p>
      <text:p text:style-name="Standard"><text:s/>1110000101011101111bbaabbabd 111 <text:s text:c="44"/>=&gt;</text:p>
      <text:p text:style-name="Standard"><text:s/>1110000101011101111bbaabbabd 110 <text:s text:c="44"/>=&gt;</text:p>
      <text:p text:style-name="Standard"><text:s/>1110000101011101111bbaabbabd 100 <text:s text:c="44"/>=&gt;</text:p>
      <text:p text:style-name="Standard"><text:s/>1110000101011101111bbaabbabd 000 <text:s text:c="44"/>=&gt;</text:p>
      <text:p text:style-name="Standard"><text:s/>1110000101011101111bbaabbabd 100 <text:s text:c="44"/>=&gt;</text:p>
      <text:p text:style-name="Standard"><text:s/>1110000101011101111bbaabbabd 1000 <text:s text:c="43"/>=&gt;</text:p>
      <text:p text:style-name="Standard"><text:s/>111000010101110111bbbaabbabd 1000 <text:s text:c="43"/>=&gt;</text:p>
      <text:p text:style-name="Standard"><text:s/>111000010101110111bbbaabbabd 1001 <text:s text:c="43"/>=&gt;</text:p>
      <text:p text:style-name="Standard"><text:s/>11100001010111011bbbbaabbabd 1001 <text:s text:c="43"/>=&gt;</text:p>
      <text:p text:style-name="Standard"><text:s/>11100001010111011bbbbaabbabd 1000 <text:s text:c="43"/>=&gt;</text:p>
      <text:p text:style-name="Standard"><text:s/>11100001010111011bbbbaabbabd 1010 <text:s text:c="43"/>=&gt;</text:p>
      <text:p text:style-name="Standard"><text:s/>1110000101011101bbbbbaabbabd 1010 <text:s text:c="43"/>=&gt;</text:p>
      <text:p text:style-name="Standard"><text:s/>1110000101011101bbbbbaabbabd 1011 <text:s text:c="43"/>=&gt;</text:p>
      <text:p text:style-name="Standard"><text:s/>111000010101110bbbbbbaabbabd 1011 <text:s text:c="43"/>=&gt;</text:p>
      <text:p text:style-name="Standard"><text:s/>111000010101110bbbbbbaabbabd 1010 <text:s text:c="43"/>=&gt;</text:p>
      <text:p text:style-name="Standard"><text:s/>111000010101110bbbbbbaabbabd 1000 <text:s text:c="43"/>=&gt;</text:p>
      <text:p text:style-name="Standard"><text:soft-page-break/><text:s/>111000010101110bbbbbbaabbabd 1100 <text:s text:c="43"/>=&gt;</text:p>
      <text:p text:style-name="Standard"><text:s/>11100001010111abbbbbbaabbabd 1100 <text:s text:c="43"/>=&gt;</text:p>
      <text:p text:style-name="Standard"><text:s/>11100001010111abbbbbbaabbabd 1101 <text:s text:c="43"/>=&gt;</text:p>
      <text:p text:style-name="Standard"><text:s/>1110000101011babbbbbbaabbabd 1101 <text:s text:c="43"/>=&gt;</text:p>
      <text:p text:style-name="Standard"><text:s/>1110000101011babbbbbbaabbabd 1100 <text:s text:c="43"/>=&gt;</text:p>
      <text:p text:style-name="Standard"><text:s/>1110000101011babbbbbbaabbabd 1110 <text:s text:c="43"/>=&gt;</text:p>
      <text:p text:style-name="Standard"><text:s/>111000010101bbabbbbbbaabbabd 1110 <text:s text:c="43"/>=&gt;</text:p>
      <text:p text:style-name="Standard"><text:s/>111000010101bbabbbbbbaabbabd 1111 <text:s text:c="43"/>=&gt;</text:p>
      <text:p text:style-name="Standard"><text:s/>11100001010bbbabbbbbbaabbabd 1111 <text:s text:c="43"/>=&gt;</text:p>
      <text:p text:style-name="Standard"><text:s/>11100001010bbbabbbbbbaabbabd 1110 <text:s text:c="43"/>=&gt;</text:p>
      <text:p text:style-name="Standard"><text:s/>11100001010bbbabbbbbbaabbabd 1100 <text:s text:c="43"/>=&gt;</text:p>
      <text:p text:style-name="Standard"><text:s/>11100001010bbbabbbbbbaabbabd 1000 <text:s text:c="43"/>=&gt;</text:p>
      <text:p text:style-name="Standard"><text:s/>11100001010bbbabbbbbbaabbabd 0000 <text:s text:c="43"/>=&gt;</text:p>
      <text:p text:style-name="Standard"><text:s/>11100001010bbbabbbbbbaabbabd 1000 <text:s text:c="43"/>=&gt;</text:p>
      <text:p text:style-name="Standard"><text:s/>11100001010bbbabbbbbbaabbabd 10000 <text:s text:c="42"/>=&gt;</text:p>
      <text:p text:style-name="Standard"><text:s/>1110000101abbbabbbbbbaabbabd 10000 <text:s text:c="42"/>=&gt;</text:p>
      <text:p text:style-name="Standard"><text:s/>1110000101abbbabbbbbbaabbabd 10001 <text:s text:c="42"/>=&gt;</text:p>
      <text:p text:style-name="Standard"><text:s/>111000010babbbabbbbbbaabbabd 10001 <text:s text:c="42"/>=&gt;</text:p>
      <text:p text:style-name="Standard"><text:s/>111000010babbbabbbbbbaabbabd 10000 <text:s text:c="42"/>=&gt;</text:p>
      <text:p text:style-name="Standard"><text:s/>111000010babbbabbbbbbaabbabd 10010 <text:s text:c="42"/>=&gt;</text:p>
      <text:p text:style-name="Standard"><text:s/>11100001ababbbabbbbbbaabbabd 10010 <text:s text:c="42"/>=&gt;</text:p>
      <text:p text:style-name="Standard"><text:s/>11100001ababbbabbbbbbaabbabd 10011 <text:s text:c="42"/>=&gt;</text:p>
      <text:p text:style-name="Standard"><text:s/>1110000bababbbabbbbbbaabbabd 10011 <text:s text:c="42"/>=&gt;</text:p>
      <text:p text:style-name="Standard"><text:s/>1110000bababbbabbbbbbaabbabd 10010 <text:s text:c="42"/>=&gt;</text:p>
      <text:p text:style-name="Standard"><text:s/>1110000bababbbabbbbbbaabbabd 10000 <text:s text:c="42"/>=&gt;</text:p>
      <text:p text:style-name="Standard"><text:s/>1110000bababbbabbbbbbaabbabd 10100 <text:s text:c="42"/>=&gt;</text:p>
      <text:p text:style-name="Standard"><text:s/>111000abababbbabbbbbbaabbabd 10100 <text:s text:c="42"/>=&gt;</text:p>
      <text:p text:style-name="Standard"><text:s/>111000abababbbabbbbbbaabbabd 10101 <text:s text:c="42"/>=&gt;</text:p>
      <text:p text:style-name="Standard"><text:s/>11100aabababbbabbbbbbaabbabd 10101 <text:s text:c="42"/>=&gt;</text:p>
      <text:p text:style-name="Standard"><text:s/>11100aabababbbabbbbbbaabbabd 10100 <text:s text:c="42"/>=&gt;</text:p>
      <text:p text:style-name="Standard"><text:s/>11100aabababbbabbbbbbaabbabd 10110 <text:s text:c="42"/>=&gt;</text:p>
      <text:p text:style-name="Standard"><text:s/>1110aaabababbbabbbbbbaabbabd 10110 <text:s text:c="42"/>=&gt;</text:p>
      <text:p text:style-name="Standard"><text:s/>1110aaabababbbabbbbbbaabbabd 10111 <text:s text:c="42"/>=&gt;</text:p>
      <text:p text:style-name="Standard"><text:s/>111aaaabababbbabbbbbbaabbabd 10111 <text:s text:c="42"/>=&gt;</text:p>
      <text:p text:style-name="Standard"><text:s/>111aaaabababbbabbbbbbaabbabd 10110 <text:s text:c="42"/>=&gt;</text:p>
      <text:p text:style-name="Standard"><text:s/>111aaaabababbbabbbbbbaabbabd 10100 <text:s text:c="42"/>=&gt;</text:p>
      <text:p text:style-name="Standard"><text:s/>111aaaabababbbabbbbbbaabbabd 10000 <text:s text:c="42"/>=&gt;</text:p>
      <text:p text:style-name="Standard"><text:s/>111aaaabababbbabbbbbbaabbabd 11000 <text:s text:c="42"/>=&gt;</text:p>
      <text:p text:style-name="Standard"><text:s/>11baaaabababbbabbbbbbaabbabd 11000 <text:s text:c="42"/>=&gt;</text:p>
      <text:p text:style-name="Standard"><text:s/>11baaaabababbbabbbbbbaabbabd 11001 <text:s text:c="42"/>=&gt;</text:p>
      <text:p text:style-name="Standard"><text:s/>1bbaaaabababbbabbbbbbaabbabd 11001 <text:s text:c="42"/>=&gt;</text:p>
      <text:p text:style-name="Standard"><text:s/>1bbaaaabababbbabbbbbbaabbabd 11000 <text:s text:c="42"/>=&gt;</text:p>
      <text:p text:style-name="Standard"><text:s/>1bbaaaabababbbabbbbbbaabbabd 11010 <text:s text:c="42"/>=&gt;</text:p>
      <text:p text:style-name="Standard"><text:s/>bbbaaaabababbbabbbbbbaabbabd 11010 <text:s text:c="42"/>=&gt;</text:p>
      <text:p text:style-name="Standard"><text:s/>bbbaaaabababbbabbbbbbaabbabd 11011 <text:s text:c="42"/>=&gt;</text:p>
      <text:p text:style-name="Standard"><text:s/>1bbaaaabababbbabbbbbbaabbabd 11011 <text:s text:c="42"/>=&gt;</text:p>
      <text:p text:style-name="Standard"><text:s/>11baaaabababbbabbbbbbaabbabd 11011 <text:s text:c="42"/>=&gt;</text:p>
      <text:p text:style-name="Standard"><text:s/>111aaaabababbbabbbbbbaabbabd 11011 <text:s text:c="42"/>=&gt;</text:p>
      <text:p text:style-name="Standard"><text:s/>1110aaabababbbabbbbbbaabbabd 11011 <text:s text:c="42"/>=&gt;</text:p>
      <text:p text:style-name="Standard"><text:s/>11100aabababbbabbbbbbaabbabd 11011 <text:s text:c="42"/>=&gt;</text:p>
      <text:p text:style-name="Standard"><text:s/>111000abababbbabbbbbbaabbabd 11011 <text:s text:c="42"/>=&gt;</text:p>
      <text:p text:style-name="Standard"><text:s/>1110000bababbbabbbbbbaabbabd 11011 <text:s text:c="42"/>=&gt;</text:p>
      <text:p text:style-name="Standard"><text:soft-page-break/><text:s/>11100001ababbbabbbbbbaabbabd 11011 <text:s text:c="42"/>=&gt;</text:p>
      <text:p text:style-name="Standard"><text:s/>111000010babbbabbbbbbaabbabd 11011 <text:s text:c="42"/>=&gt;</text:p>
      <text:p text:style-name="Standard"><text:s/>1110000101abbbabbbbbbaabbabd 11011 <text:s text:c="42"/>=&gt;</text:p>
      <text:p text:style-name="Standard"><text:s/>11100001010bbbabbbbbbaabbabd 11011 <text:s text:c="42"/>=&gt;</text:p>
      <text:p text:style-name="Standard"><text:s/>111000010101bbabbbbbbaabbabd 11011 <text:s text:c="42"/>=&gt;</text:p>
      <text:p text:style-name="Standard"><text:s/>1110000101011babbbbbbaabbabd 11011 <text:s text:c="42"/>=&gt;</text:p>
      <text:p text:style-name="Standard"><text:s/>11100001010111abbbbbbaabbabd 11011 <text:s text:c="42"/>=&gt;</text:p>
      <text:p text:style-name="Standard"><text:s/>111000010101110bbbbbbaabbabd 11011 <text:s text:c="42"/>=&gt;</text:p>
      <text:p text:style-name="Standard"><text:s/>1110000101011101bbbbbaabbabd 11011 <text:s text:c="42"/>=&gt;</text:p>
      <text:p text:style-name="Standard"><text:s/>11100001010111011bbbbaabbabd 11011 <text:s text:c="42"/>=&gt;</text:p>
      <text:p text:style-name="Standard"><text:s/>111000010101110111bbbaabbabd 11011 <text:s text:c="42"/>=&gt;</text:p>
      <text:p text:style-name="Standard"><text:s/>1110000101011101111bbaabbabd 11011 <text:s text:c="42"/>=&gt;</text:p>
      <text:p text:style-name="Standard"><text:s/>11100001010111011111baabbabd 11011 <text:s text:c="42"/>=&gt;</text:p>
      <text:p text:style-name="Standard"><text:s/>111000010101110111111aabbabd 11011 <text:s text:c="42"/>=&gt;</text:p>
      <text:p text:style-name="Standard"><text:s/>1110000101011101111110abbabd 11011 <text:s text:c="42"/>=&gt;</text:p>
      <text:p text:style-name="Standard"><text:s/>11100001010111011111100bbabd 11011 <text:s text:c="42"/>=&gt;</text:p>
      <text:p text:style-name="Standard"><text:s/>111000010101110111111001babd 11011 <text:s text:c="42"/>=&gt;</text:p>
      <text:p text:style-name="Standard"><text:s/>1110000101011101111110011abd 11011 <text:s text:c="42"/>=&gt;</text:p>
      <text:p text:style-name="Standard"><text:s/>11100001010111011111100110bd 11011 <text:s text:c="42"/>=&gt;</text:p>
      <text:p text:style-name="Standard"><text:s/>111000010101110111111001101d 11011 <text:s text:c="42"/>=&gt;</text:p>
      <text:p text:style-name="Standard"><text:s/>1110000101011101111110011011 11011 <text:s text:c="42"/>=&gt;</text:p>
      <text:p text:style-name="Standard"><text:s/>1110000101011101111110011011 11011</text:p>
      <text:p text:style-name="Standard">Machine stopped successfully</text:p>
      <text:p text:style-name="Standard"><text:s/>1101111100000111011011 <text:s text:c="54"/>=&gt;</text:p>
      <text:p text:style-name="Standard"><text:s/>110111110000011101101d <text:s text:c="54"/>=&gt;</text:p>
      <text:p text:style-name="Standard"><text:s/>110111110000011101101d 0 <text:s text:c="52"/>=&gt;</text:p>
      <text:p text:style-name="Standard"><text:s/>11011111000001110110bd 0 <text:s text:c="52"/>=&gt;</text:p>
      <text:p text:style-name="Standard"><text:s/>11011111000001110110bd 1 <text:s text:c="52"/>=&gt;</text:p>
      <text:p text:style-name="Standard"><text:s/>1101111100000111011abd 1 <text:s text:c="52"/>=&gt;</text:p>
      <text:p text:style-name="Standard"><text:s/>1101111100000111011abd 0 <text:s text:c="52"/>=&gt;</text:p>
      <text:p text:style-name="Standard"><text:s/>1101111100000111011abd 1 <text:s text:c="52"/>=&gt;</text:p>
      <text:p text:style-name="Standard"><text:s/>1101111100000111011abd 10 <text:s text:c="51"/>=&gt;</text:p>
      <text:p text:style-name="Standard"><text:s/>110111110000011101babd 10 <text:s text:c="51"/>=&gt;</text:p>
      <text:p text:style-name="Standard"><text:s/>110111110000011101babd 11 <text:s text:c="51"/>=&gt;</text:p>
      <text:p text:style-name="Standard"><text:s/>11011111000001110bbabd 11 <text:s text:c="51"/>=&gt;</text:p>
      <text:p text:style-name="Standard"><text:s/>11011111000001110bbabd 10 <text:s text:c="51"/>=&gt;</text:p>
      <text:p text:style-name="Standard"><text:s/>11011111000001110bbabd 00 <text:s text:c="51"/>=&gt;</text:p>
      <text:p text:style-name="Standard"><text:s/>11011111000001110bbabd 10 <text:s text:c="51"/>=&gt;</text:p>
      <text:p text:style-name="Standard"><text:s/>11011111000001110bbabd 100 <text:s text:c="50"/>=&gt;</text:p>
      <text:p text:style-name="Standard"><text:s/>1101111100000111abbabd 100 <text:s text:c="50"/>=&gt;</text:p>
      <text:p text:style-name="Standard"><text:s/>1101111100000111abbabd 101 <text:s text:c="50"/>=&gt;</text:p>
      <text:p text:style-name="Standard"><text:s/>110111110000011babbabd 101 <text:s text:c="50"/>=&gt;</text:p>
      <text:p text:style-name="Standard"><text:s/>110111110000011babbabd 100 <text:s text:c="50"/>=&gt;</text:p>
      <text:p text:style-name="Standard"><text:s/>110111110000011babbabd 110 <text:s text:c="50"/>=&gt;</text:p>
      <text:p text:style-name="Standard"><text:s/>11011111000001bbabbabd 110 <text:s text:c="50"/>=&gt;</text:p>
      <text:p text:style-name="Standard"><text:s/>11011111000001bbabbabd 111 <text:s text:c="50"/>=&gt;</text:p>
      <text:p text:style-name="Standard"><text:s/>1101111100000bbbabbabd 111 <text:s text:c="50"/>=&gt;</text:p>
      <text:p text:style-name="Standard"><text:s/>1101111100000bbbabbabd 110 <text:s text:c="50"/>=&gt;</text:p>
      <text:p text:style-name="Standard"><text:s/>1101111100000bbbabbabd 100 <text:s text:c="50"/>=&gt;</text:p>
      <text:p text:style-name="Standard"><text:s/>1101111100000bbbabbabd 000 <text:s text:c="50"/>=&gt;</text:p>
      <text:p text:style-name="Standard"><text:s/>1101111100000bbbabbabd 100 <text:s text:c="50"/>=&gt;</text:p>
      <text:p text:style-name="Standard"><text:s/>1101111100000bbbabbabd 1000 <text:s text:c="49"/>=&gt;</text:p>
      <text:p text:style-name="Standard"><text:soft-page-break/><text:s/>110111110000abbbabbabd 1000 <text:s text:c="49"/>=&gt;</text:p>
      <text:p text:style-name="Standard"><text:s/>110111110000abbbabbabd 1001 <text:s text:c="49"/>=&gt;</text:p>
      <text:p text:style-name="Standard"><text:s/>11011111000aabbbabbabd 1001 <text:s text:c="49"/>=&gt;</text:p>
      <text:p text:style-name="Standard"><text:s/>11011111000aabbbabbabd 1000 <text:s text:c="49"/>=&gt;</text:p>
      <text:p text:style-name="Standard"><text:s/>11011111000aabbbabbabd 1010 <text:s text:c="49"/>=&gt;</text:p>
      <text:p text:style-name="Standard"><text:s/>1101111100aaabbbabbabd 1010 <text:s text:c="49"/>=&gt;</text:p>
      <text:p text:style-name="Standard"><text:s/>1101111100aaabbbabbabd 1011 <text:s text:c="49"/>=&gt;</text:p>
      <text:p text:style-name="Standard"><text:s/>110111110aaaabbbabbabd 1011 <text:s text:c="49"/>=&gt;</text:p>
      <text:p text:style-name="Standard"><text:s/>110111110aaaabbbabbabd 1010 <text:s text:c="49"/>=&gt;</text:p>
      <text:p text:style-name="Standard"><text:s/>110111110aaaabbbabbabd 1000 <text:s text:c="49"/>=&gt;</text:p>
      <text:p text:style-name="Standard"><text:s/>110111110aaaabbbabbabd 1100 <text:s text:c="49"/>=&gt;</text:p>
      <text:p text:style-name="Standard"><text:s/>11011111aaaaabbbabbabd 1100 <text:s text:c="49"/>=&gt;</text:p>
      <text:p text:style-name="Standard"><text:s/>11011111aaaaabbbabbabd 1101 <text:s text:c="49"/>=&gt;</text:p>
      <text:p text:style-name="Standard"><text:s/>1101111baaaaabbbabbabd 1101 <text:s text:c="49"/>=&gt;</text:p>
      <text:p text:style-name="Standard"><text:s/>1101111baaaaabbbabbabd 1100 <text:s text:c="49"/>=&gt;</text:p>
      <text:p text:style-name="Standard"><text:s/>1101111baaaaabbbabbabd 1110 <text:s text:c="49"/>=&gt;</text:p>
      <text:p text:style-name="Standard"><text:s/>110111bbaaaaabbbabbabd 1110 <text:s text:c="49"/>=&gt;</text:p>
      <text:p text:style-name="Standard"><text:s/>110111bbaaaaabbbabbabd 1111 <text:s text:c="49"/>=&gt;</text:p>
      <text:p text:style-name="Standard"><text:s/>11011bbbaaaaabbbabbabd 1111 <text:s text:c="49"/>=&gt;</text:p>
      <text:p text:style-name="Standard"><text:s/>11011bbbaaaaabbbabbabd 1110 <text:s text:c="49"/>=&gt;</text:p>
      <text:p text:style-name="Standard"><text:s/>11011bbbaaaaabbbabbabd 1100 <text:s text:c="49"/>=&gt;</text:p>
      <text:p text:style-name="Standard"><text:s/>11011bbbaaaaabbbabbabd 1000 <text:s text:c="49"/>=&gt;</text:p>
      <text:p text:style-name="Standard"><text:s/>11011bbbaaaaabbbabbabd 0000 <text:s text:c="49"/>=&gt;</text:p>
      <text:p text:style-name="Standard"><text:s/>11011bbbaaaaabbbabbabd 1000 <text:s text:c="49"/>=&gt;</text:p>
      <text:p text:style-name="Standard"><text:s/>11011bbbaaaaabbbabbabd 10000 <text:s text:c="48"/>=&gt;</text:p>
      <text:p text:style-name="Standard"><text:s/>1101bbbbaaaaabbbabbabd 10000 <text:s text:c="48"/>=&gt;</text:p>
      <text:p text:style-name="Standard"><text:s/>1101bbbbaaaaabbbabbabd 10001 <text:s text:c="48"/>=&gt;</text:p>
      <text:p text:style-name="Standard"><text:s/>110bbbbbaaaaabbbabbabd 10001 <text:s text:c="48"/>=&gt;</text:p>
      <text:p text:style-name="Standard"><text:s/>110bbbbbaaaaabbbabbabd 10000 <text:s text:c="48"/>=&gt;</text:p>
      <text:p text:style-name="Standard"><text:s/>110bbbbbaaaaabbbabbabd 10010 <text:s text:c="48"/>=&gt;</text:p>
      <text:p text:style-name="Standard"><text:s/>11abbbbbaaaaabbbabbabd 10010 <text:s text:c="48"/>=&gt;</text:p>
      <text:p text:style-name="Standard"><text:s/>11abbbbbaaaaabbbabbabd 10011 <text:s text:c="48"/>=&gt;</text:p>
      <text:p text:style-name="Standard"><text:s/>1babbbbbaaaaabbbabbabd 10011 <text:s text:c="48"/>=&gt;</text:p>
      <text:p text:style-name="Standard"><text:s/>1babbbbbaaaaabbbabbabd 10010 <text:s text:c="48"/>=&gt;</text:p>
      <text:p text:style-name="Standard"><text:s/>1babbbbbaaaaabbbabbabd 10000 <text:s text:c="48"/>=&gt;</text:p>
      <text:p text:style-name="Standard"><text:s/>1babbbbbaaaaabbbabbabd 10100 <text:s text:c="48"/>=&gt;</text:p>
      <text:p text:style-name="Standard"><text:s/>bbabbbbbaaaaabbbabbabd 10100 <text:s text:c="48"/>=&gt;</text:p>
      <text:p text:style-name="Standard"><text:s/>bbabbbbbaaaaabbbabbabd 10101 <text:s text:c="48"/>=&gt;</text:p>
      <text:p text:style-name="Standard"><text:s/>1babbbbbaaaaabbbabbabd 10101 <text:s text:c="48"/>=&gt;</text:p>
      <text:p text:style-name="Standard"><text:s/>11abbbbbaaaaabbbabbabd 10101 <text:s text:c="48"/>=&gt;</text:p>
      <text:p text:style-name="Standard"><text:s/>110bbbbbaaaaabbbabbabd 10101 <text:s text:c="48"/>=&gt;</text:p>
      <text:p text:style-name="Standard"><text:s/>1101bbbbaaaaabbbabbabd 10101 <text:s text:c="48"/>=&gt;</text:p>
      <text:p text:style-name="Standard"><text:s/>11011bbbaaaaabbbabbabd 10101 <text:s text:c="48"/>=&gt;</text:p>
      <text:p text:style-name="Standard"><text:s/>110111bbaaaaabbbabbabd 10101 <text:s text:c="48"/>=&gt;</text:p>
      <text:p text:style-name="Standard"><text:s/>1101111baaaaabbbabbabd 10101 <text:s text:c="48"/>=&gt;</text:p>
      <text:p text:style-name="Standard"><text:s/>11011111aaaaabbbabbabd 10101 <text:s text:c="48"/>=&gt;</text:p>
      <text:p text:style-name="Standard"><text:s/>110111110aaaabbbabbabd 10101 <text:s text:c="48"/>=&gt;</text:p>
      <text:p text:style-name="Standard"><text:s/>1101111100aaabbbabbabd 10101 <text:s text:c="48"/>=&gt;</text:p>
      <text:p text:style-name="Standard"><text:s/>11011111000aabbbabbabd 10101 <text:s text:c="48"/>=&gt;</text:p>
      <text:p text:style-name="Standard"><text:s/>110111110000abbbabbabd 10101 <text:s text:c="48"/>=&gt;</text:p>
      <text:p text:style-name="Standard"><text:s/>1101111100000bbbabbabd 10101 <text:s text:c="48"/>=&gt;</text:p>
      <text:p text:style-name="Standard"><text:s/>11011111000001bbabbabd 10101 <text:s text:c="48"/>=&gt;</text:p>
      <text:p text:style-name="Standard"><text:soft-page-break/><text:s/>110111110000011babbabd 10101 <text:s text:c="48"/>=&gt;</text:p>
      <text:p text:style-name="Standard"><text:s/>1101111100000111abbabd 10101 <text:s text:c="48"/>=&gt;</text:p>
      <text:p text:style-name="Standard"><text:s/>11011111000001110bbabd 10101 <text:s text:c="48"/>=&gt;</text:p>
      <text:p text:style-name="Standard"><text:s/>110111110000011101babd 10101 <text:s text:c="48"/>=&gt;</text:p>
      <text:p text:style-name="Standard"><text:s/>1101111100000111011abd 10101 <text:s text:c="48"/>=&gt;</text:p>
      <text:p text:style-name="Standard"><text:s/>11011111000001110110bd 10101 <text:s text:c="48"/>=&gt;</text:p>
      <text:p text:style-name="Standard"><text:s/>110111110000011101101d 10101 <text:s text:c="48"/>=&gt;</text:p>
      <text:p text:style-name="Standard"><text:s/>1101111100000111011011 10101 <text:s text:c="48"/>=&gt;</text:p>
      <text:p text:style-name="Standard"><text:s/>1101111100000111011011 10101</text:p>
      <text:p text:style-name="Standard">Machine stopped successfully</text:p>
      <text:p text:style-name="Standard"><text:s/>111111111 <text:s text:c="67"/>=&gt;</text:p>
      <text:p text:style-name="Standard"><text:s/>11111111d <text:s text:c="67"/>=&gt;</text:p>
      <text:p text:style-name="Standard"><text:s/>11111111d 0 <text:s text:c="65"/>=&gt;</text:p>
      <text:p text:style-name="Standard"><text:s/>1111111bd 0 <text:s text:c="65"/>=&gt;</text:p>
      <text:p text:style-name="Standard"><text:s/>1111111bd 1 <text:s text:c="65"/>=&gt;</text:p>
      <text:p text:style-name="Standard"><text:s/>111111bbd 1 <text:s text:c="65"/>=&gt;</text:p>
      <text:p text:style-name="Standard"><text:s/>111111bbd 0 <text:s text:c="65"/>=&gt;</text:p>
      <text:p text:style-name="Standard"><text:s/>111111bbd 1 <text:s text:c="65"/>=&gt;</text:p>
      <text:p text:style-name="Standard"><text:s/>111111bbd 10 <text:s text:c="64"/>=&gt;</text:p>
      <text:p text:style-name="Standard"><text:s/>11111bbbd 10 <text:s text:c="64"/>=&gt;</text:p>
      <text:p text:style-name="Standard"><text:s/>11111bbbd 11 <text:s text:c="64"/>=&gt;</text:p>
      <text:p text:style-name="Standard"><text:s/>1111bbbbd 11 <text:s text:c="64"/>=&gt;</text:p>
      <text:p text:style-name="Standard"><text:s/>1111bbbbd 10 <text:s text:c="64"/>=&gt;</text:p>
      <text:p text:style-name="Standard"><text:s/>1111bbbbd 00 <text:s text:c="64"/>=&gt;</text:p>
      <text:p text:style-name="Standard"><text:s/>1111bbbbd 10 <text:s text:c="64"/>=&gt;</text:p>
      <text:p text:style-name="Standard"><text:s/>1111bbbbd 100 <text:s text:c="63"/>=&gt;</text:p>
      <text:p text:style-name="Standard"><text:s/>111bbbbbd 100 <text:s text:c="63"/>=&gt;</text:p>
      <text:p text:style-name="Standard"><text:s/>111bbbbbd 101 <text:s text:c="63"/>=&gt;</text:p>
      <text:p text:style-name="Standard"><text:s/>11bbbbbbd 101 <text:s text:c="63"/>=&gt;</text:p>
      <text:p text:style-name="Standard"><text:s/>11bbbbbbd 100 <text:s text:c="63"/>=&gt;</text:p>
      <text:p text:style-name="Standard"><text:s/>11bbbbbbd 110 <text:s text:c="63"/>=&gt;</text:p>
      <text:p text:style-name="Standard"><text:s/>1bbbbbbbd 110 <text:s text:c="63"/>=&gt;</text:p>
      <text:p text:style-name="Standard"><text:s/>1bbbbbbbd 111 <text:s text:c="63"/>=&gt;</text:p>
      <text:p text:style-name="Standard"><text:s/>bbbbbbbbd 111 <text:s text:c="63"/>=&gt;</text:p>
      <text:p text:style-name="Standard"><text:s/>bbbbbbbbd 110 <text:s text:c="63"/>=&gt;</text:p>
      <text:p text:style-name="Standard"><text:s/>bbbbbbbbd 100 <text:s text:c="63"/>=&gt;</text:p>
      <text:p text:style-name="Standard"><text:s/>bbbbbbbbd 000 <text:s text:c="63"/>=&gt;</text:p>
      <text:p text:style-name="Standard"><text:s/>bbbbbbbbd 100 <text:s text:c="63"/>=&gt;</text:p>
      <text:p text:style-name="Standard"><text:s/>bbbbbbbbd 1000 <text:s text:c="62"/>=&gt;</text:p>
      <text:p text:style-name="Standard"><text:s/>1bbbbbbbd 1000 <text:s text:c="62"/>=&gt;</text:p>
      <text:p text:style-name="Standard"><text:s/>11bbbbbbd 1000 <text:s text:c="62"/>=&gt;</text:p>
      <text:p text:style-name="Standard"><text:s/>111bbbbbd 1000 <text:s text:c="62"/>=&gt;</text:p>
      <text:p text:style-name="Standard"><text:s/>1111bbbbd 1000 <text:s text:c="62"/>=&gt;</text:p>
      <text:p text:style-name="Standard"><text:s/>11111bbbd 1000 <text:s text:c="62"/>=&gt;</text:p>
      <text:p text:style-name="Standard"><text:s/>111111bbd 1000 <text:s text:c="62"/>=&gt;</text:p>
      <text:p text:style-name="Standard"><text:s/>1111111bd 1000 <text:s text:c="62"/>=&gt;</text:p>
      <text:p text:style-name="Standard"><text:s/>11111111d 1000 <text:s text:c="62"/>=&gt;</text:p>
      <text:p text:style-name="Standard"><text:s/>111111111 1000 <text:s text:c="62"/>=&gt;</text:p>
      <text:p text:style-name="Standard"><text:s/>111111111 1000</text:p>
      <text:p text:style-name="Standard">Machine stopped successfully</text:p>
      <text:p text:style-name="Standard"><text:s/>100000000000000 <text:s text:c="61"/>=&gt;</text:p>
      <text:p text:style-name="Standard"><text:s/>10000000000000c <text:s text:c="61"/>=&gt;</text:p>
      <text:p text:style-name="Standard"><text:soft-page-break/><text:s/>10000000000000c 0 <text:s text:c="59"/>=&gt;</text:p>
      <text:p text:style-name="Standard"><text:s/>1000000000000ac 0 <text:s text:c="59"/>=&gt;</text:p>
      <text:p text:style-name="Standard"><text:s/>1000000000000ac 1 <text:s text:c="59"/>=&gt;</text:p>
      <text:p text:style-name="Standard"><text:s/>100000000000aac 1 <text:s text:c="59"/>=&gt;</text:p>
      <text:p text:style-name="Standard"><text:s/>100000000000aac 0 <text:s text:c="59"/>=&gt;</text:p>
      <text:p text:style-name="Standard"><text:s/>100000000000aac 1 <text:s text:c="59"/>=&gt;</text:p>
      <text:p text:style-name="Standard"><text:s/>100000000000aac 10 <text:s text:c="58"/>=&gt;</text:p>
      <text:p text:style-name="Standard"><text:s/>10000000000aaac 10 <text:s text:c="58"/>=&gt;</text:p>
      <text:p text:style-name="Standard"><text:s/>10000000000aaac 11 <text:s text:c="58"/>=&gt;</text:p>
      <text:p text:style-name="Standard"><text:s/>1000000000aaaac 11 <text:s text:c="58"/>=&gt;</text:p>
      <text:p text:style-name="Standard"><text:s/>1000000000aaaac 10 <text:s text:c="58"/>=&gt;</text:p>
      <text:p text:style-name="Standard"><text:s/>1000000000aaaac 00 <text:s text:c="58"/>=&gt;</text:p>
      <text:p text:style-name="Standard"><text:s/>1000000000aaaac 10 <text:s text:c="58"/>=&gt;</text:p>
      <text:p text:style-name="Standard"><text:s/>1000000000aaaac 100 <text:s text:c="57"/>=&gt;</text:p>
      <text:p text:style-name="Standard"><text:s/>100000000aaaaac 100 <text:s text:c="57"/>=&gt;</text:p>
      <text:p text:style-name="Standard"><text:s/>100000000aaaaac 101 <text:s text:c="57"/>=&gt;</text:p>
      <text:p text:style-name="Standard"><text:s/>10000000aaaaaac 101 <text:s text:c="57"/>=&gt;</text:p>
      <text:p text:style-name="Standard"><text:s/>10000000aaaaaac 100 <text:s text:c="57"/>=&gt;</text:p>
      <text:p text:style-name="Standard"><text:s/>10000000aaaaaac 110 <text:s text:c="57"/>=&gt;</text:p>
      <text:p text:style-name="Standard"><text:s/>1000000aaaaaaac 110 <text:s text:c="57"/>=&gt;</text:p>
      <text:p text:style-name="Standard"><text:s/>1000000aaaaaaac 111 <text:s text:c="57"/>=&gt;</text:p>
      <text:p text:style-name="Standard"><text:s/>100000aaaaaaaac 111 <text:s text:c="57"/>=&gt;</text:p>
      <text:p text:style-name="Standard"><text:s/>100000aaaaaaaac 110 <text:s text:c="57"/>=&gt;</text:p>
      <text:p text:style-name="Standard"><text:s/>100000aaaaaaaac 100 <text:s text:c="57"/>=&gt;</text:p>
      <text:p text:style-name="Standard"><text:s/>100000aaaaaaaac 000 <text:s text:c="57"/>=&gt;</text:p>
      <text:p text:style-name="Standard"><text:s/>100000aaaaaaaac 100 <text:s text:c="57"/>=&gt;</text:p>
      <text:p text:style-name="Standard"><text:s/>100000aaaaaaaac 1000 <text:s text:c="56"/>=&gt;</text:p>
      <text:p text:style-name="Standard"><text:s/>10000aaaaaaaaac 1000 <text:s text:c="56"/>=&gt;</text:p>
      <text:p text:style-name="Standard"><text:s/>10000aaaaaaaaac 1001 <text:s text:c="56"/>=&gt;</text:p>
      <text:p text:style-name="Standard"><text:s/>1000aaaaaaaaaac 1001 <text:s text:c="56"/>=&gt;</text:p>
      <text:p text:style-name="Standard"><text:s/>1000aaaaaaaaaac 1000 <text:s text:c="56"/>=&gt;</text:p>
      <text:p text:style-name="Standard"><text:s/>1000aaaaaaaaaac 1010 <text:s text:c="56"/>=&gt;</text:p>
      <text:p text:style-name="Standard"><text:s/>100aaaaaaaaaaac 1010 <text:s text:c="56"/>=&gt;</text:p>
      <text:p text:style-name="Standard"><text:s/>100aaaaaaaaaaac 1011 <text:s text:c="56"/>=&gt;</text:p>
      <text:p text:style-name="Standard"><text:s/>10aaaaaaaaaaaac 1011 <text:s text:c="56"/>=&gt;</text:p>
      <text:p text:style-name="Standard"><text:s/>10aaaaaaaaaaaac 1010 <text:s text:c="56"/>=&gt;</text:p>
      <text:p text:style-name="Standard"><text:s/>10aaaaaaaaaaaac 1000 <text:s text:c="56"/>=&gt;</text:p>
      <text:p text:style-name="Standard"><text:s/>10aaaaaaaaaaaac 1100 <text:s text:c="56"/>=&gt;</text:p>
      <text:p text:style-name="Standard"><text:s/>1aaaaaaaaaaaaac 1100 <text:s text:c="56"/>=&gt;</text:p>
      <text:p text:style-name="Standard"><text:s/>1aaaaaaaaaaaaac 1101 <text:s text:c="56"/>=&gt;</text:p>
      <text:p text:style-name="Standard"><text:s/>baaaaaaaaaaaaac 1101 <text:s text:c="56"/>=&gt;</text:p>
      <text:p text:style-name="Standard"><text:s/>baaaaaaaaaaaaac 1100 <text:s text:c="56"/>=&gt;</text:p>
      <text:p text:style-name="Standard"><text:s/>baaaaaaaaaaaaac 1110 <text:s text:c="56"/>=&gt;</text:p>
      <text:p text:style-name="Standard"><text:s/>1aaaaaaaaaaaaac 1110 <text:s text:c="56"/>=&gt;</text:p>
      <text:p text:style-name="Standard"><text:s/>10aaaaaaaaaaaac 1110 <text:s text:c="56"/>=&gt;</text:p>
      <text:p text:style-name="Standard"><text:s/>100aaaaaaaaaaac 1110 <text:s text:c="56"/>=&gt;</text:p>
      <text:p text:style-name="Standard"><text:s/>1000aaaaaaaaaac 1110 <text:s text:c="56"/>=&gt;</text:p>
      <text:p text:style-name="Standard"><text:s/>10000aaaaaaaaac 1110 <text:s text:c="56"/>=&gt;</text:p>
      <text:p text:style-name="Standard"><text:s/>100000aaaaaaaac 1110 <text:s text:c="56"/>=&gt;</text:p>
      <text:p text:style-name="Standard"><text:s/>1000000aaaaaaac 1110 <text:s text:c="56"/>=&gt;</text:p>
      <text:p text:style-name="Standard"><text:s/>10000000aaaaaac 1110 <text:s text:c="56"/>=&gt;</text:p>
      <text:p text:style-name="Standard"><text:s/>100000000aaaaac 1110 <text:s text:c="56"/>=&gt;</text:p>
      <text:p text:style-name="Standard"><text:soft-page-break/><text:s/>1000000000aaaac 1110 <text:s text:c="56"/>=&gt;</text:p>
      <text:p text:style-name="Standard"><text:s/>10000000000aaac 1110 <text:s text:c="56"/>=&gt;</text:p>
      <text:p text:style-name="Standard"><text:s/>100000000000aac 1110 <text:s text:c="56"/>=&gt;</text:p>
      <text:p text:style-name="Standard"><text:s/>1000000000000ac 1110 <text:s text:c="56"/>=&gt;</text:p>
      <text:p text:style-name="Standard"><text:s/>10000000000000c 1110 <text:s text:c="56"/>=&gt;</text:p>
      <text:p text:style-name="Standard"><text:s/>100000000000000 1110 <text:s text:c="56"/>=&gt;</text:p>
      <text:p text:style-name="Standard"><text:s/>100000000000000 1110</text:p>
      <text:p text:style-name="Standard">Machine stopped successful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9:46.412107178</meta:creation-date>
    <dc:date>2019-10-12T15:31:10.970834901</dc:date>
    <meta:editing-duration>PT1M14S</meta:editing-duration>
    <meta:editing-cycles>1</meta:editing-cycles>
    <meta:document-statistic meta:table-count="0" meta:image-count="0" meta:object-count="0" meta:page-count="9" meta:paragraph-count="424" meta:word-count="1272" meta:character-count="32598" meta:non-whitespace-character-count="9807"/>
    <meta:generator>LibreOffice/6.0.7.3$Linux_X86_64 LibreOffice_project/00m0$Build-3</meta:generator>
  </office:meta>
</office:document-meta>
</file>